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ce style:name="Verdana" svg:font-family="Verdana, Arial, Geneva, Helvetica,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list-style-name="L1">
      <style:paragraph-properties fo:orphans="2" fo:widows="2"/>
      <style:text-properties fo:font-variant="normal" fo:text-transform="none" fo:color="#000000" fo:font-size="14pt" fo:letter-spacing="normal" fo:font-style="normal" fo:font-weight="normal"/>
    </style:style>
    <style:style style:name="P2" style:family="paragraph" style:parent-style-name="Text_20_body">
      <style:text-properties fo:font-variant="normal" fo:text-transform="none" fo:color="#000000" style:font-name="Verdana" fo:letter-spacing="normal" fo:font-style="normal"/>
    </style:style>
    <style:style style:name="P3" style:family="paragraph" style:parent-style-name="Text_20_body">
      <style:paragraph-properties fo:margin-left="0cm" fo:margin-right="0cm" fo:orphans="2" fo:widows="2" fo:text-indent="0cm" style:auto-text-indent="false"/>
    </style:style>
    <style:style style:name="P4" style:family="paragraph" style:parent-style-name="Text_20_body">
      <style:paragraph-properties fo:margin-left="0cm" fo:margin-right="0cm" fo:orphans="2" fo:widows="2" fo:text-indent="0cm" style:auto-text-indent="false"/>
      <style:text-properties fo:font-variant="normal" fo:text-transform="none" fo:color="#000000" style:font-name="Times New Roman" fo:font-size="14pt" fo:letter-spacing="normal" fo:font-style="normal" fo:font-weight="normal"/>
    </style:style>
    <style:style style:name="P5" style:family="paragraph" style:parent-style-name="Text_20_body" style:list-style-name="L1">
      <style:paragraph-properties fo:margin-top="0cm" fo:margin-bottom="0cm" loext:contextual-spacing="false" fo:orphans="2" fo:widows="2"/>
      <style:text-properties fo:font-variant="normal" fo:text-transform="none" fo:color="#000000" fo:font-size="14pt" fo:letter-spacing="normal" fo:font-style="normal" fo:font-weight="normal"/>
    </style:style>
    <style:style style:name="P6" style:family="paragraph" style:parent-style-name="Heading_20_2">
      <style:text-properties fo:font-variant="normal" fo:text-transform="none" fo:color="#000000" style:font-name="Verdana" fo:letter-spacing="normal" fo:font-style="normal"/>
    </style:style>
    <style:style style:name="P7" style:family="paragraph" style:parent-style-name="Heading_20_3">
      <style:paragraph-properties fo:margin-left="0cm" fo:margin-right="0cm" fo:orphans="2" fo:widows="2" fo:text-indent="0cm" style:auto-text-indent="false"/>
      <style:text-properties fo:font-variant="normal" fo:text-transform="none" fo:color="#000000" style:font-name="Verdana" fo:letter-spacing="normal" fo:font-style="normal"/>
    </style:style>
    <style:style style:name="T1" style:family="text">
      <style:text-properties fo:font-style="italic"/>
    </style:style>
    <style:style style:name="T2" style:family="text">
      <style:text-properties fo:font-variant="normal" fo:text-transform="none" fo:color="#000000" style:font-name="Times New Roman" fo:font-size="14pt" fo:letter-spacing="normal" fo:font-style="italic" fo:font-weight="normal"/>
    </style:style>
    <style:style style:name="T3" style:family="text">
      <style:text-properties fo:font-variant="normal" fo:text-transform="none" fo:color="#990099" style:font-name="Times New Roman" fo:font-size="14pt" fo:letter-spacing="normal" fo:font-style="italic" fo:font-weight="normal"/>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2"/>
      <text:p text:style-name="P2"><text:a xlink:type="simple" xlink:href="http://www.hwg.org/resources/accessibility/sixprinciples.html" text:style-name="Internet_20_link" text:visited-style-name="Visited_20_Internet_20_Link">http://www.hwg.org/resources/accessibility/sixprinciples.html</text:a> </text:p>
      <text:h text:style-name="P6" text:outline-level="2">Seis principios del diseño web accesible:<text:line-break/>una introducción a las pautas para autores de páginas WAI</text:h>
      <text:p text:style-name="P3"><text:span text:style-name="T2">Por Kynn Bartlett &lt; </text:span><text:a xlink:type="simple" xlink:href="mailto:kynn@hwg.org" text:style-name="Internet_20_link" text:visited-style-name="Visited_20_Internet_20_Link"><text:span text:style-name="T3">kynn@hwg.org</text:span></text:a><text:span text:style-name="T2"> &gt;<text:line-break/>Revisión 98/12/07</text:span></text:p>
      <text:h text:style-name="P7" text:outline-level="3">INTRODUCCIÓN</text:h>
      <text:p text:style-name="P4">El Proyecto de Accesibilidad Web del Consorcio World Wide Web (WAI - vea la lista de enlaces útiles) ha producido una extensa lista de pautas para los autores de páginas web con mucha información útil sobre el diseño de páginas web accesibles. Cada tema de la creación web, desde el estilo y la estructura hasta las tablas y los formularios, se aborda con instrucciones detalladas sobre cómo mantener la accesibilidad.</text:p>
      <text:p text:style-name="P4">Sin embargo, este documento muy técnico a veces puede ser abrumador para un nuevo autor web, y el principiante puede no captar el mensaje de las pautas.</text:p>
      <text:p text:style-name="P4">Por lo tanto, este documento de introducción se presenta como un examen de los <text:span text:style-name="T1">principios</text:span> sobre los cuales se escribieron las Directrices para autores de páginas; las reglas básicas para el diseño accesible que formaron las instancias específicas descritas en cada entrada individual en las pautas. Sin embargo, debe leer el conjunto completo de Pautas después de leer este documento; podrás ver por qué existen y qué significan.</text:p>
      <text:p text:style-name="P4">Sin más preámbulos:</text:p>
      <text:h text:style-name="P7" text:outline-level="3">SEIS PRINCIPIOS DE DISEÑO WEB ACCESIBLE</text:h>
      <text:list xml:id="list1515542860" text:style-name="L1">
        <text:list-item>
          <text:p text:style-name="P5">I. Cree páginas que se ajusten a los estándares aceptados.</text:p>
        </text:list-item>
        <text:list-item>
          <text:p text:style-name="P5">II Conozca la diferencia entre elementos estructurales y de presentación; use hojas de estilo cuando sea apropiado.</text:p>
        </text:list-item>
        <text:list-item>
          <text:p text:style-name="P5">III. Utilice las funciones de HTML 4.0 para proporcionar información sobre el propósito y la función de los elementos.</text:p>
        </text:list-item>
        <text:list-item>
          <text:p text:style-name="P5">IV. Asegúrese de que sus páginas se puedan navegar con el teclado.</text:p>
        </text:list-item>
        <text:list-item>
          <text:p text:style-name="P5">V. Proporcione métodos alternativos para acceder a contenido no textual, incluidas imágenes, scripts, multimedia, tablas, formularios y marcos, para los agentes de usuario que no los muestran.</text:p>
        </text:list-item>
        <text:list-item>
          <text:p text:style-name="P1"><text:soft-page-break/>VI. Tenga cuidado con las trampas comunes que pueden reducir la accesibilidad de su sitio.</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style:font-face style:name="Verdana" svg:font-family="Verdana, Arial, Geneva, Helvetica,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5T16:56:43.870000000</meta:creation-date>
    <dc:date>2019-09-25T16:59:55.647000000</dc:date>
    <meta:editing-duration>PT3M12S</meta:editing-duration>
    <meta:editing-cycles>1</meta:editing-cycles>
    <meta:document-statistic meta:table-count="0" meta:image-count="0" meta:object-count="0" meta:page-count="2" meta:paragraph-count="15" meta:word-count="306" meta:character-count="1927" meta:non-whitespace-character-count="1641"/>
    <meta:generator>LibreOffice/6.1.4.2$Windows_X86_64 LibreOffice_project/9d0f32d1f0b509096fd65e0d4bec26ddd1938fd3</meta:generator>
  </office:meta>
</office:document-meta>
</file>